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Nimbus Mono L"/>
    </style:style>
    <style:style style:name="P2" style:family="paragraph" style:parent-style-name="Preformatted_20_Text">
      <style:text-properties fo:color="#000000" style:font-name="Nimbus Mono L" fo:font-weight="bold" style:font-weight-asian="bold" style:font-weight-complex="bold"/>
    </style:style>
    <style:style style:name="P3" style:family="paragraph" style:parent-style-name="Preformatted_20_Text">
      <style:text-properties fo:color="#000000" style:font-name="Nimbus Mono L"/>
    </style:style>
    <style:style style:name="P4" style:family="paragraph" style:parent-style-name="Preformatted_20_Text">
      <style:text-properties fo:color="#000000" style:font-name="Nimbus Mono L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; J Bolton</text:p>
      <text:p text:style-name="P1"/>
      <text:p text:style-name="P1">; ParseInt.j</text:p>
      <text:p text:style-name="P1">; Neal Nelson <text:s/>2008.03.28 </text:p>
      <text:p text:style-name="P1">; Convert command line argument to integer and print using parseInt.</text:p>
      <text:p text:style-name="P1"/>
      <text:p text:style-name="P1">; class heirarchy</text:p>
      <text:p text:style-name="P1">.class public ParseInt</text:p>
      <text:p text:style-name="P1">.super java/lang/Object</text:p>
      <text:p text:style-name="P1"/>
      <text:p text:style-name="P1">; standard initializer</text:p>
      <text:p text:style-name="P1">.method public &lt;init&gt;()V</text:p>
      <text:p text:style-name="P1"><text:s text:c="2"/>aload_0</text:p>
      <text:p text:style-name="P1"><text:s text:c="2"/>invokespecial<text:tab/>java/lang/Object/&lt;init&gt;()V</text:p>
      <text:p text:style-name="P2"><text:s text:c="2"/>; class: java/lang/Object</text:p>
      <text:p text:style-name="P2"><text:s text:c="2"/>; method: &lt;init&gt;</text:p>
      <text:p text:style-name="P2"><text:s text:c="2"/>; args: none</text:p>
      <text:p text:style-name="P2"><text:s text:c="2"/>; return type: void</text:p>
      <text:p text:style-name="P1"><text:s text:c="2"/>return</text:p>
      <text:p text:style-name="P1">.end method</text:p>
      <text:p text:style-name="P1"/>
      <text:p text:style-name="P1">.method public static main([Ljava.lang.String;)V</text:p>
      <text:p text:style-name="P1"><text:s text:c="2"/><text:span text:style-name="T2">; main args: An array of string objects </text:span></text:p>
      <text:p text:style-name="P1"><text:span text:style-name="T2"><text:s text:c="2"/>; main return type: void</text:span></text:p>
      <text:p text:style-name="P1"><text:s text:c="2"/>.limit stack 3</text:p>
      <text:p text:style-name="P1"/>
      <text:p text:style-name="P1"><text:s text:c="2"/>; push System.out onto the stack</text:p>
      <text:p text:style-name="P1"><text:s text:c="2"/>getstatic <text:s/>java/lang/System/out Ljava/io/PrintStream;</text:p>
      <text:p text:style-name="P2"><text:s text:c="2"/>; static variable: java/lang/System/out</text:p>
      <text:p text:style-name="P2"><text:s text:c="2"/>; class: java/io/PrintStream</text:p>
      <text:p text:style-name="P1"/>
      <text:p text:style-name="P1"><text:s text:c="2"/>; push the string in args[0] on the stack</text:p>
      <text:p text:style-name="P1"><text:s text:c="2"/>aload_0 <text:s text:c="8"/>;load args array address from local #0</text:p>
      <text:p text:style-name="P1"><text:s text:c="2"/>iconst_0 <text:s text:c="7"/>;load arg array index 0</text:p>
      <text:p text:style-name="P1"><text:s text:c="2"/>aaload <text:s text:c="9"/>;load address of string from array of addresses</text:p>
      <text:p text:style-name="P1"/>
      <text:p text:style-name="P1"><text:s text:c="2"/>; call Integer.parseInt to convert the string on stack to an integer</text:p>
      <text:p text:style-name="P1"><text:s text:c="2"/>invokestatic java/lang/Integer.parseInt(Ljava/lang/String;)I</text:p>
      <text:p text:style-name="P1"><text:s text:c="2"/><text:span text:style-name="T2">; class: java/lang/Integer</text:span></text:p>
      <text:p text:style-name="P2"><text:s text:c="2"/>; method: parseInt</text:p>
      <text:p text:style-name="P2"><text:s text:c="2"/>; args: One string object</text:p>
      <text:p text:style-name="P1"><text:span text:style-name="T2"><text:s text:c="2"/>; return type: Integer</text:span></text:p>
      <text:p text:style-name="P1"/>
      <text:p text:style-name="P1"><text:s text:c="2"/>; call PrintStream.println()</text:p>
      <text:p text:style-name="P1"><text:s text:c="2"/>invokevirtual<text:tab/>java/io/PrintStream/println(I)V</text:p>
      <text:p text:style-name="P1"><text:s text:c="2"/><text:span text:style-name="T2">; class: java/io/PrintStream</text:span></text:p>
      <text:p text:style-name="P2"><text:s text:c="2"/>; method: println</text:p>
      <text:p text:style-name="P2"><text:s text:c="2"/>; args: an integer</text:p>
      <text:p text:style-name="P2"><text:s text:c="2"/>; return type: void</text:p>
      <text:p text:style-name="P1"/>
      <text:p text:style-name="P1"><text:s text:c="2"/>return</text:p>
      <text:p text:style-name="P1">.end metho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05-04T19:38:22</dc:date>
    <dc:creator>jrb </dc:creator>
    <meta:editing-duration>PT00H04M20S</meta:editing-duration>
    <meta:editing-cycles>6</meta:editing-cycles>
    <meta:document-statistic meta:table-count="0" meta:image-count="0" meta:object-count="0" meta:page-count="1" meta:paragraph-count="43" meta:word-count="172" meta:character-count="1288"/>
  </office:meta>
</office:document-meta>
</file>